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literario">Abel vive en un pueblo donde, cada noche, borrachos corroen las calles con gritos y golpes. Las risas nocturnas prefiguran llantos y cuchillos.</text:p>
      <text:p text:style-name="literario">Cada noche Abel se sienta bajo la luz de una farola. En todo el pueblo no hay otra luz pública. Y él es quién la custodia. Hace guardia durante la noche, como si protegiera los vestigios de su ciudad. Como si en esa luz, a veces parpadeante, estuviera conservado el sabor de la sopa dominical. Los abrazos sinceros de amigos borrachos. Las noches sin miedo, con los pies desnudos en el parque, con una mujer.</text:p>
      <text:p text:style-name="literario">Al amanecer Abel trepa por el tubo. Alcanza el bombillo, lo baja y lo esconde en su carretilla, entre ropas viejas. Durante el día forrajea alimentos. Recolecta basura. La cambia luego por más basura, pero comestible. Al atardecer regresa. Trepa el tubo. Coloca el bombillo. Hace guardia.</text:p>
      <text:p text:style-name="literario">Todas las noches ataca a los transeúntes. Les grita profecías. Les suplica comida. En realidad trata de que no reparen en la luz insólita. Prefiere recibir pedradas a arriesgar la buena puntería de los borrachos en el farol. La gente pasa con risas y burlas. Lo apalean. Lo escupen. El regresa a rastras hasta su luz. Victorioso.</text:p>
      <text:p text:style-name="literario">Cada noche.</text:p>
      <text:p text:style-name="literario">Cada mañana.</text:p>
      <text:p text:style-name="literario">Hasta que llega el día temido. Seis años Abel protegió el farol.</text:p>
      <text:p text:style-name="literario">Esa mañana, cuando partía hacia el mercado. Con el bombillo acolchonado en la carretilla. Un hombre le empujó un puñal debajo de las costillas. En la espalda. </text:p>
      <text:p text:style-name="literario">Abel cayó. Gimió mientras se desangraba. Sus ojos se desvanecieron con la mirada fija en el fondo de la calle, por donde el otro se alejaba victorios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literario" style:family="paragraph" style:parent-style-name="Standard" style:class="text">
      <style:paragraph-properties fo:margin-left="0cm" fo:margin-right="0cm" fo:line-height="150%" fo:text-indent="0cm" style:auto-text-indent="true"/>
      <style:text-properties style:font-name="Ari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1-14T13:44:15.63</meta:creation-date>
    <dc:date>2011-11-20T21:19:37.97</dc:date>
    <meta:editing-duration>P3DT27M5S</meta:editing-duration>
    <meta:editing-cycles>37</meta:editing-cycles>
    <meta:generator>LibreOffice/3.3$Win32 LibreOffice_project/330m19$Build-6</meta:generator>
    <meta:document-statistic meta:table-count="0" meta:image-count="0" meta:object-count="0" meta:page-count="1" meta:paragraph-count="9" meta:word-count="272" meta:character-count="1565"/>
  </office:meta>
</office:document-meta>
</file>